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mes</text:p>
          </table:table-cell>
          <table:table-cell table:style-name="Default"/>
          <table:table-cell office:value-type="string" calcext:value-type="string">
            <text:p>Siglas</text:p>
          </table:table-cell>
          <table:table-cell/>
          <table:table-cell office:value-type="string" calcext:value-type="string">
            <text:p>Objetos com Nome e Sig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cre</text:p>
          </table:table-cell>
          <table:table-cell table:formula="of:=COM.MICROSOFT.CONCAT(&quot;'&quot;;[.F4];&quot;',&quot;)" office:value-type="string" office:string-value="'Acre'," calcext:value-type="string">
            <text:p>'Acre',</text:p>
          </table:table-cell>
          <table:table-cell office:value-type="string" calcext:value-type="string">
            <text:p>AC</text:p>
          </table:table-cell>
          <table:table-cell table:formula="of:=COM.MICROSOFT.CONCAT(&quot;'&quot;;[.H4];&quot;',&quot;)" office:value-type="string" office:string-value="'AC'," calcext:value-type="string">
            <text:p>'AC',</text:p>
          </table:table-cell>
          <table:table-cell/>
          <table:table-cell table:formula="of:=COM.MICROSOFT.CONCAT(&quot;{ name: &quot;;[.G4];&quot; acronym: &quot;;[.I4];&quot;},&quot;)" office:value-type="string" office:string-value="{ name: 'Acre', acronym: 'AC',}," calcext:value-type="string">
            <text:p>{ name: 'Acre', acronym: 'AC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lagoas</text:p>
          </table:table-cell>
          <table:table-cell table:formula="of:=COM.MICROSOFT.CONCAT(&quot;'&quot;;[.F5];&quot;',&quot;)" office:value-type="string" office:string-value="'Alagoas'," calcext:value-type="string">
            <text:p>'Alagoas',</text:p>
          </table:table-cell>
          <table:table-cell office:value-type="string" calcext:value-type="string">
            <text:p>AL</text:p>
          </table:table-cell>
          <table:table-cell table:formula="of:=COM.MICROSOFT.CONCAT(&quot;'&quot;;[.H5];&quot;',&quot;)" office:value-type="string" office:string-value="'AL'," calcext:value-type="string">
            <text:p>'AL',</text:p>
          </table:table-cell>
          <table:table-cell/>
          <table:table-cell table:formula="of:=COM.MICROSOFT.CONCAT(&quot;{ name: &quot;;[.G5];&quot; acronym: &quot;;[.I5];&quot;},&quot;)" office:value-type="string" office:string-value="{ name: 'Alagoas', acronym: 'AL',}," calcext:value-type="string">
            <text:p>{ name: 'Alagoas', acronym: 'AL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apá</text:p>
          </table:table-cell>
          <table:table-cell table:formula="of:=COM.MICROSOFT.CONCAT(&quot;'&quot;;[.F6];&quot;',&quot;)" office:value-type="string" office:string-value="'Amapá'," calcext:value-type="string">
            <text:p>'Amapá',</text:p>
          </table:table-cell>
          <table:table-cell office:value-type="string" calcext:value-type="string">
            <text:p>AP</text:p>
          </table:table-cell>
          <table:table-cell table:formula="of:=COM.MICROSOFT.CONCAT(&quot;'&quot;;[.H6];&quot;',&quot;)" office:value-type="string" office:string-value="'AP'," calcext:value-type="string">
            <text:p>'AP',</text:p>
          </table:table-cell>
          <table:table-cell/>
          <table:table-cell table:formula="of:=COM.MICROSOFT.CONCAT(&quot;{ name: &quot;;[.G6];&quot; acronym: &quot;;[.I6];&quot;},&quot;)" office:value-type="string" office:string-value="{ name: 'Amapá', acronym: 'AP',}," calcext:value-type="string">
            <text:p>{ name: 'Amapá', acronym: 'AP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azonas</text:p>
          </table:table-cell>
          <table:table-cell table:formula="of:=COM.MICROSOFT.CONCAT(&quot;'&quot;;[.F7];&quot;',&quot;)" office:value-type="string" office:string-value="'Amazonas'," calcext:value-type="string">
            <text:p>'Amazonas',</text:p>
          </table:table-cell>
          <table:table-cell office:value-type="string" calcext:value-type="string">
            <text:p>AM</text:p>
          </table:table-cell>
          <table:table-cell table:formula="of:=COM.MICROSOFT.CONCAT(&quot;'&quot;;[.H7];&quot;',&quot;)" office:value-type="string" office:string-value="'AM'," calcext:value-type="string">
            <text:p>'AM',</text:p>
          </table:table-cell>
          <table:table-cell/>
          <table:table-cell table:formula="of:=COM.MICROSOFT.CONCAT(&quot;{ name: &quot;;[.G7];&quot; acronym: &quot;;[.I7];&quot;},&quot;)" office:value-type="string" office:string-value="{ name: 'Amazonas', acronym: 'AM',}," calcext:value-type="string">
            <text:p>{ name: 'Amazonas', acronym: 'AM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hia</text:p>
          </table:table-cell>
          <table:table-cell table:formula="of:=COM.MICROSOFT.CONCAT(&quot;'&quot;;[.F8];&quot;',&quot;)" office:value-type="string" office:string-value="'Bahia'," calcext:value-type="string">
            <text:p>'Bahia',</text:p>
          </table:table-cell>
          <table:table-cell office:value-type="string" calcext:value-type="string">
            <text:p>BA</text:p>
          </table:table-cell>
          <table:table-cell table:formula="of:=COM.MICROSOFT.CONCAT(&quot;'&quot;;[.H8];&quot;',&quot;)" office:value-type="string" office:string-value="'BA'," calcext:value-type="string">
            <text:p>'BA',</text:p>
          </table:table-cell>
          <table:table-cell/>
          <table:table-cell table:formula="of:=COM.MICROSOFT.CONCAT(&quot;{ name: &quot;;[.G8];&quot; acronym: &quot;;[.I8];&quot;},&quot;)" office:value-type="string" office:string-value="{ name: 'Bahia', acronym: 'BA',}," calcext:value-type="string">
            <text:p>{ name: 'Bahia', acronym: 'BA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eará</text:p>
          </table:table-cell>
          <table:table-cell table:formula="of:=COM.MICROSOFT.CONCAT(&quot;'&quot;;[.F9];&quot;',&quot;)" office:value-type="string" office:string-value="'Ceará'," calcext:value-type="string">
            <text:p>'Ceará',</text:p>
          </table:table-cell>
          <table:table-cell office:value-type="string" calcext:value-type="string">
            <text:p>CE</text:p>
          </table:table-cell>
          <table:table-cell table:formula="of:=COM.MICROSOFT.CONCAT(&quot;'&quot;;[.H9];&quot;',&quot;)" office:value-type="string" office:string-value="'CE'," calcext:value-type="string">
            <text:p>'CE',</text:p>
          </table:table-cell>
          <table:table-cell/>
          <table:table-cell table:formula="of:=COM.MICROSOFT.CONCAT(&quot;{ name: &quot;;[.G9];&quot; acronym: &quot;;[.I9];&quot;},&quot;)" office:value-type="string" office:string-value="{ name: 'Ceará', acronym: 'CE',}," calcext:value-type="string">
            <text:p>{ name: 'Ceará', acronym: 'CE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istrito Federal</text:p>
          </table:table-cell>
          <table:table-cell table:formula="of:=COM.MICROSOFT.CONCAT(&quot;'&quot;;[.F10];&quot;',&quot;)" office:value-type="string" office:string-value="'Distrito Federal'," calcext:value-type="string">
            <text:p>'Distrito Federal',</text:p>
          </table:table-cell>
          <table:table-cell office:value-type="string" calcext:value-type="string">
            <text:p>DF</text:p>
          </table:table-cell>
          <table:table-cell table:formula="of:=COM.MICROSOFT.CONCAT(&quot;'&quot;;[.H10];&quot;',&quot;)" office:value-type="string" office:string-value="'DF'," calcext:value-type="string">
            <text:p>'DF',</text:p>
          </table:table-cell>
          <table:table-cell/>
          <table:table-cell table:formula="of:=COM.MICROSOFT.CONCAT(&quot;{ name: &quot;;[.G10];&quot; acronym: &quot;;[.I10];&quot;},&quot;)" office:value-type="string" office:string-value="{ name: 'Distrito Federal', acronym: 'DF',}," calcext:value-type="string">
            <text:p>{ name: 'Distrito Federal', acronym: 'DF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spírito Santo</text:p>
          </table:table-cell>
          <table:table-cell table:formula="of:=COM.MICROSOFT.CONCAT(&quot;'&quot;;[.F11];&quot;',&quot;)" office:value-type="string" office:string-value="'Espírito Santo'," calcext:value-type="string">
            <text:p>'Espírito Santo',</text:p>
          </table:table-cell>
          <table:table-cell office:value-type="string" calcext:value-type="string">
            <text:p>ES</text:p>
          </table:table-cell>
          <table:table-cell table:formula="of:=COM.MICROSOFT.CONCAT(&quot;'&quot;;[.H11];&quot;',&quot;)" office:value-type="string" office:string-value="'ES'," calcext:value-type="string">
            <text:p>'ES',</text:p>
          </table:table-cell>
          <table:table-cell/>
          <table:table-cell table:formula="of:=COM.MICROSOFT.CONCAT(&quot;{ name: &quot;;[.G11];&quot; acronym: &quot;;[.I11];&quot;},&quot;)" office:value-type="string" office:string-value="{ name: 'Espírito Santo', acronym: 'ES',}," calcext:value-type="string">
            <text:p>{ name: 'Espírito Santo', acronym: 'ES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oiás</text:p>
          </table:table-cell>
          <table:table-cell table:formula="of:=COM.MICROSOFT.CONCAT(&quot;'&quot;;[.F12];&quot;',&quot;)" office:value-type="string" office:string-value="'Goiás'," calcext:value-type="string">
            <text:p>'Goiás',</text:p>
          </table:table-cell>
          <table:table-cell office:value-type="string" calcext:value-type="string">
            <text:p>GO</text:p>
          </table:table-cell>
          <table:table-cell table:formula="of:=COM.MICROSOFT.CONCAT(&quot;'&quot;;[.H12];&quot;',&quot;)" office:value-type="string" office:string-value="'GO'," calcext:value-type="string">
            <text:p>'GO',</text:p>
          </table:table-cell>
          <table:table-cell/>
          <table:table-cell table:formula="of:=COM.MICROSOFT.CONCAT(&quot;{ name: &quot;;[.G12];&quot; acronym: &quot;;[.I12];&quot;},&quot;)" office:value-type="string" office:string-value="{ name: 'Goiás', acronym: 'GO',}," calcext:value-type="string">
            <text:p>{ name: 'Goiás', acronym: 'GO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ranhão</text:p>
          </table:table-cell>
          <table:table-cell table:formula="of:=COM.MICROSOFT.CONCAT(&quot;'&quot;;[.F13];&quot;',&quot;)" office:value-type="string" office:string-value="'Maranhão'," calcext:value-type="string">
            <text:p>'Maranhão',</text:p>
          </table:table-cell>
          <table:table-cell office:value-type="string" calcext:value-type="string">
            <text:p>MA</text:p>
          </table:table-cell>
          <table:table-cell table:formula="of:=COM.MICROSOFT.CONCAT(&quot;'&quot;;[.H13];&quot;',&quot;)" office:value-type="string" office:string-value="'MA'," calcext:value-type="string">
            <text:p>'MA',</text:p>
          </table:table-cell>
          <table:table-cell/>
          <table:table-cell table:formula="of:=COM.MICROSOFT.CONCAT(&quot;{ name: &quot;;[.G13];&quot; acronym: &quot;;[.I13];&quot;},&quot;)" office:value-type="string" office:string-value="{ name: 'Maranhão', acronym: 'MA',}," calcext:value-type="string">
            <text:p>{ name: 'Maranhão', acronym: 'MA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to Grosso</text:p>
          </table:table-cell>
          <table:table-cell table:formula="of:=COM.MICROSOFT.CONCAT(&quot;'&quot;;[.F14];&quot;',&quot;)" office:value-type="string" office:string-value="'Mato Grosso'," calcext:value-type="string">
            <text:p>'Mato Grosso',</text:p>
          </table:table-cell>
          <table:table-cell office:value-type="string" calcext:value-type="string">
            <text:p>MT</text:p>
          </table:table-cell>
          <table:table-cell table:formula="of:=COM.MICROSOFT.CONCAT(&quot;'&quot;;[.H14];&quot;',&quot;)" office:value-type="string" office:string-value="'MT'," calcext:value-type="string">
            <text:p>'MT',</text:p>
          </table:table-cell>
          <table:table-cell/>
          <table:table-cell table:formula="of:=COM.MICROSOFT.CONCAT(&quot;{ name: &quot;;[.G14];&quot; acronym: &quot;;[.I14];&quot;},&quot;)" office:value-type="string" office:string-value="{ name: 'Mato Grosso', acronym: 'MT',}," calcext:value-type="string">
            <text:p>{ name: 'Mato Grosso', acronym: 'MT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ato Grosso do Sul</text:p>
          </table:table-cell>
          <table:table-cell table:formula="of:=COM.MICROSOFT.CONCAT(&quot;'&quot;;[.F15];&quot;',&quot;)" office:value-type="string" office:string-value="'Mato Grosso do Sul'," calcext:value-type="string">
            <text:p>'Mato Grosso do Sul',</text:p>
          </table:table-cell>
          <table:table-cell office:value-type="string" calcext:value-type="string">
            <text:p>MS</text:p>
          </table:table-cell>
          <table:table-cell table:formula="of:=COM.MICROSOFT.CONCAT(&quot;'&quot;;[.H15];&quot;',&quot;)" office:value-type="string" office:string-value="'MS'," calcext:value-type="string">
            <text:p>'MS',</text:p>
          </table:table-cell>
          <table:table-cell/>
          <table:table-cell table:formula="of:=COM.MICROSOFT.CONCAT(&quot;{ name: &quot;;[.G15];&quot; acronym: &quot;;[.I15];&quot;},&quot;)" office:value-type="string" office:string-value="{ name: 'Mato Grosso do Sul', acronym: 'MS',}," calcext:value-type="string">
            <text:p>{ name: 'Mato Grosso do Sul', acronym: 'MS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as Gerais</text:p>
          </table:table-cell>
          <table:table-cell table:formula="of:=COM.MICROSOFT.CONCAT(&quot;'&quot;;[.F16];&quot;',&quot;)" office:value-type="string" office:string-value="'Minas Gerais'," calcext:value-type="string">
            <text:p>'Minas Gerais',</text:p>
          </table:table-cell>
          <table:table-cell office:value-type="string" calcext:value-type="string">
            <text:p>MG</text:p>
          </table:table-cell>
          <table:table-cell table:formula="of:=COM.MICROSOFT.CONCAT(&quot;'&quot;;[.H16];&quot;',&quot;)" office:value-type="string" office:string-value="'MG'," calcext:value-type="string">
            <text:p>'MG',</text:p>
          </table:table-cell>
          <table:table-cell/>
          <table:table-cell table:formula="of:=COM.MICROSOFT.CONCAT(&quot;{ name: &quot;;[.G16];&quot; acronym: &quot;;[.I16];&quot;},&quot;)" office:value-type="string" office:string-value="{ name: 'Minas Gerais', acronym: 'MG',}," calcext:value-type="string">
            <text:p>{ name: 'Minas Gerais', acronym: 'MG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á</text:p>
          </table:table-cell>
          <table:table-cell table:formula="of:=COM.MICROSOFT.CONCAT(&quot;'&quot;;[.F17];&quot;',&quot;)" office:value-type="string" office:string-value="'Pará'," calcext:value-type="string">
            <text:p>'Pará',</text:p>
          </table:table-cell>
          <table:table-cell office:value-type="string" calcext:value-type="string">
            <text:p>PA</text:p>
          </table:table-cell>
          <table:table-cell table:formula="of:=COM.MICROSOFT.CONCAT(&quot;'&quot;;[.H17];&quot;',&quot;)" office:value-type="string" office:string-value="'PA'," calcext:value-type="string">
            <text:p>'PA',</text:p>
          </table:table-cell>
          <table:table-cell/>
          <table:table-cell table:formula="of:=COM.MICROSOFT.CONCAT(&quot;{ name: &quot;;[.G17];&quot; acronym: &quot;;[.I17];&quot;},&quot;)" office:value-type="string" office:string-value="{ name: 'Pará', acronym: 'PA',}," calcext:value-type="string">
            <text:p>{ name: 'Pará', acronym: 'PA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aíba </text:p>
          </table:table-cell>
          <table:table-cell table:formula="of:=COM.MICROSOFT.CONCAT(&quot;'&quot;;[.F18];&quot;',&quot;)" office:value-type="string" office:string-value="'Paraíba '," calcext:value-type="string">
            <text:p>'Paraíba ',</text:p>
          </table:table-cell>
          <table:table-cell office:value-type="string" calcext:value-type="string">
            <text:p>PB</text:p>
          </table:table-cell>
          <table:table-cell table:formula="of:=COM.MICROSOFT.CONCAT(&quot;'&quot;;[.H18];&quot;',&quot;)" office:value-type="string" office:string-value="'PB'," calcext:value-type="string">
            <text:p>'PB',</text:p>
          </table:table-cell>
          <table:table-cell/>
          <table:table-cell table:formula="of:=COM.MICROSOFT.CONCAT(&quot;{ name: &quot;;[.G18];&quot; acronym: &quot;;[.I18];&quot;},&quot;)" office:value-type="string" office:string-value="{ name: 'Paraíba ', acronym: 'PB',}," calcext:value-type="string">
            <text:p>{ name: 'Paraíba ', acronym: 'PB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raná</text:p>
          </table:table-cell>
          <table:table-cell table:formula="of:=COM.MICROSOFT.CONCAT(&quot;'&quot;;[.F19];&quot;',&quot;)" office:value-type="string" office:string-value="'Paraná'," calcext:value-type="string">
            <text:p>'Paraná',</text:p>
          </table:table-cell>
          <table:table-cell office:value-type="string" calcext:value-type="string">
            <text:p>PR</text:p>
          </table:table-cell>
          <table:table-cell table:formula="of:=COM.MICROSOFT.CONCAT(&quot;'&quot;;[.H19];&quot;',&quot;)" office:value-type="string" office:string-value="'PR'," calcext:value-type="string">
            <text:p>'PR',</text:p>
          </table:table-cell>
          <table:table-cell/>
          <table:table-cell table:formula="of:=COM.MICROSOFT.CONCAT(&quot;{ name: &quot;;[.G19];&quot; acronym: &quot;;[.I19];&quot;},&quot;)" office:value-type="string" office:string-value="{ name: 'Paraná', acronym: 'PR',}," calcext:value-type="string">
            <text:p>{ name: 'Paraná', acronym: 'PR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ernambuco</text:p>
          </table:table-cell>
          <table:table-cell table:formula="of:=COM.MICROSOFT.CONCAT(&quot;'&quot;;[.F20];&quot;',&quot;)" office:value-type="string" office:string-value="'Pernambuco'," calcext:value-type="string">
            <text:p>'Pernambuco',</text:p>
          </table:table-cell>
          <table:table-cell office:value-type="string" calcext:value-type="string">
            <text:p>PE</text:p>
          </table:table-cell>
          <table:table-cell table:formula="of:=COM.MICROSOFT.CONCAT(&quot;'&quot;;[.H20];&quot;',&quot;)" office:value-type="string" office:string-value="'PE'," calcext:value-type="string">
            <text:p>'PE',</text:p>
          </table:table-cell>
          <table:table-cell/>
          <table:table-cell table:formula="of:=COM.MICROSOFT.CONCAT(&quot;{ name: &quot;;[.G20];&quot; acronym: &quot;;[.I20];&quot;},&quot;)" office:value-type="string" office:string-value="{ name: 'Pernambuco', acronym: 'PE',}," calcext:value-type="string">
            <text:p>{ name: 'Pernambuco', acronym: 'PE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iauí</text:p>
          </table:table-cell>
          <table:table-cell table:formula="of:=COM.MICROSOFT.CONCAT(&quot;'&quot;;[.F21];&quot;',&quot;)" office:value-type="string" office:string-value="'Piauí'," calcext:value-type="string">
            <text:p>'Piauí',</text:p>
          </table:table-cell>
          <table:table-cell office:value-type="string" calcext:value-type="string">
            <text:p>PI</text:p>
          </table:table-cell>
          <table:table-cell table:formula="of:=COM.MICROSOFT.CONCAT(&quot;'&quot;;[.H21];&quot;',&quot;)" office:value-type="string" office:string-value="'PI'," calcext:value-type="string">
            <text:p>'PI',</text:p>
          </table:table-cell>
          <table:table-cell/>
          <table:table-cell table:formula="of:=COM.MICROSOFT.CONCAT(&quot;{ name: &quot;;[.G21];&quot; acronym: &quot;;[.I21];&quot;},&quot;)" office:value-type="string" office:string-value="{ name: 'Piauí', acronym: 'PI',}," calcext:value-type="string">
            <text:p>{ name: 'Piauí', acronym: 'PI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io de Janeiro</text:p>
          </table:table-cell>
          <table:table-cell table:formula="of:=COM.MICROSOFT.CONCAT(&quot;'&quot;;[.F22];&quot;',&quot;)" office:value-type="string" office:string-value="'Rio de Janeiro'," calcext:value-type="string">
            <text:p>'Rio de Janeiro',</text:p>
          </table:table-cell>
          <table:table-cell office:value-type="string" calcext:value-type="string">
            <text:p>RJ</text:p>
          </table:table-cell>
          <table:table-cell table:formula="of:=COM.MICROSOFT.CONCAT(&quot;'&quot;;[.H22];&quot;',&quot;)" office:value-type="string" office:string-value="'RJ'," calcext:value-type="string">
            <text:p>'RJ',</text:p>
          </table:table-cell>
          <table:table-cell/>
          <table:table-cell table:formula="of:=COM.MICROSOFT.CONCAT(&quot;{ name: &quot;;[.G22];&quot; acronym: &quot;;[.I22];&quot;},&quot;)" office:value-type="string" office:string-value="{ name: 'Rio de Janeiro', acronym: 'RJ',}," calcext:value-type="string">
            <text:p>{ name: 'Rio de Janeiro', acronym: 'RJ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io Grande do Norte</text:p>
          </table:table-cell>
          <table:table-cell table:formula="of:=COM.MICROSOFT.CONCAT(&quot;'&quot;;[.F23];&quot;',&quot;)" office:value-type="string" office:string-value="'Rio Grande do Norte'," calcext:value-type="string">
            <text:p>'Rio Grande do Norte',</text:p>
          </table:table-cell>
          <table:table-cell office:value-type="string" calcext:value-type="string">
            <text:p>RN</text:p>
          </table:table-cell>
          <table:table-cell table:formula="of:=COM.MICROSOFT.CONCAT(&quot;'&quot;;[.H23];&quot;',&quot;)" office:value-type="string" office:string-value="'RN'," calcext:value-type="string">
            <text:p>'RN',</text:p>
          </table:table-cell>
          <table:table-cell/>
          <table:table-cell table:formula="of:=COM.MICROSOFT.CONCAT(&quot;{ name: &quot;;[.G23];&quot; acronym: &quot;;[.I23];&quot;},&quot;)" office:value-type="string" office:string-value="{ name: 'Rio Grande do Norte', acronym: 'RN',}," calcext:value-type="string">
            <text:p>{ name: 'Rio Grande do Norte', acronym: 'RN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io Grande do Sul </text:p>
          </table:table-cell>
          <table:table-cell table:formula="of:=COM.MICROSOFT.CONCAT(&quot;'&quot;;[.F24];&quot;',&quot;)" office:value-type="string" office:string-value="'Rio Grande do Sul '," calcext:value-type="string">
            <text:p>'Rio Grande do Sul ',</text:p>
          </table:table-cell>
          <table:table-cell office:value-type="string" calcext:value-type="string">
            <text:p>RS</text:p>
          </table:table-cell>
          <table:table-cell table:formula="of:=COM.MICROSOFT.CONCAT(&quot;'&quot;;[.H24];&quot;',&quot;)" office:value-type="string" office:string-value="'RS'," calcext:value-type="string">
            <text:p>'RS',</text:p>
          </table:table-cell>
          <table:table-cell/>
          <table:table-cell table:formula="of:=COM.MICROSOFT.CONCAT(&quot;{ name: &quot;;[.G24];&quot; acronym: &quot;;[.I24];&quot;},&quot;)" office:value-type="string" office:string-value="{ name: 'Rio Grande do Sul ', acronym: 'RS',}," calcext:value-type="string">
            <text:p>{ name: 'Rio Grande do Sul ', acronym: 'RS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ndônia</text:p>
          </table:table-cell>
          <table:table-cell table:formula="of:=COM.MICROSOFT.CONCAT(&quot;'&quot;;[.F25];&quot;',&quot;)" office:value-type="string" office:string-value="'Rondônia'," calcext:value-type="string">
            <text:p>'Rondônia',</text:p>
          </table:table-cell>
          <table:table-cell office:value-type="string" calcext:value-type="string">
            <text:p>RO</text:p>
          </table:table-cell>
          <table:table-cell table:formula="of:=COM.MICROSOFT.CONCAT(&quot;'&quot;;[.H25];&quot;',&quot;)" office:value-type="string" office:string-value="'RO'," calcext:value-type="string">
            <text:p>'RO',</text:p>
          </table:table-cell>
          <table:table-cell/>
          <table:table-cell table:formula="of:=COM.MICROSOFT.CONCAT(&quot;{ name: &quot;;[.G25];&quot; acronym: &quot;;[.I25];&quot;},&quot;)" office:value-type="string" office:string-value="{ name: 'Rondônia', acronym: 'RO',}," calcext:value-type="string">
            <text:p>{ name: 'Rondônia', acronym: 'RO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raima</text:p>
          </table:table-cell>
          <table:table-cell table:formula="of:=COM.MICROSOFT.CONCAT(&quot;'&quot;;[.F26];&quot;',&quot;)" office:value-type="string" office:string-value="'Roraima'," calcext:value-type="string">
            <text:p>'Roraima',</text:p>
          </table:table-cell>
          <table:table-cell office:value-type="string" calcext:value-type="string">
            <text:p>RR</text:p>
          </table:table-cell>
          <table:table-cell table:formula="of:=COM.MICROSOFT.CONCAT(&quot;'&quot;;[.H26];&quot;',&quot;)" office:value-type="string" office:string-value="'RR'," calcext:value-type="string">
            <text:p>'RR',</text:p>
          </table:table-cell>
          <table:table-cell/>
          <table:table-cell table:formula="of:=COM.MICROSOFT.CONCAT(&quot;{ name: &quot;;[.G26];&quot; acronym: &quot;;[.I26];&quot;},&quot;)" office:value-type="string" office:string-value="{ name: 'Roraima', acronym: 'RR',}," calcext:value-type="string">
            <text:p>{ name: 'Roraima', acronym: 'RR',},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anta Catarina </text:p>
          </table:table-cell>
          <table:table-cell table:formula="of:=COM.MICROSOFT.CONCAT(&quot;'&quot;;[.F27];&quot;',&quot;)" office:value-type="string" office:string-value="'Santa Catarina '," calcext:value-type="string">
            <text:p>'Santa Catarina ',</text:p>
          </table:table-cell>
          <table:table-cell office:value-type="string" calcext:value-type="string">
            <text:p>SC</text:p>
          </table:table-cell>
          <table:table-cell table:formula="of:=COM.MICROSOFT.CONCAT(&quot;'&quot;;[.H27];&quot;',&quot;)" office:value-type="string" office:string-value="'SC'," calcext:value-type="string">
            <text:p>'SC',</text:p>
          </table:table-cell>
          <table:table-cell/>
          <table:table-cell table:formula="of:=COM.MICROSOFT.CONCAT(&quot;{ name: &quot;;[.G27];&quot; acronym: &quot;;[.I27];&quot;},&quot;)" office:value-type="string" office:string-value="{ name: 'Santa Catarina ', acronym: 'SC',}," calcext:value-type="string">
            <text:p>{ name: 'Santa Catarina ', acronym: 'SC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ão Paulo </text:p>
          </table:table-cell>
          <table:table-cell table:formula="of:=COM.MICROSOFT.CONCAT(&quot;'&quot;;[.F28];&quot;',&quot;)" office:value-type="string" office:string-value="'São Paulo '," calcext:value-type="string">
            <text:p>'São Paulo ',</text:p>
          </table:table-cell>
          <table:table-cell office:value-type="string" calcext:value-type="string">
            <text:p>SP</text:p>
          </table:table-cell>
          <table:table-cell table:formula="of:=COM.MICROSOFT.CONCAT(&quot;'&quot;;[.H28];&quot;',&quot;)" office:value-type="string" office:string-value="'SP'," calcext:value-type="string">
            <text:p>'SP',</text:p>
          </table:table-cell>
          <table:table-cell/>
          <table:table-cell table:formula="of:=COM.MICROSOFT.CONCAT(&quot;{ name: &quot;;[.G28];&quot; acronym: &quot;;[.I28];&quot;},&quot;)" office:value-type="string" office:string-value="{ name: 'São Paulo ', acronym: 'SP',}," calcext:value-type="string">
            <text:p>{ name: 'São Paulo ', acronym: 'SP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ergipe</text:p>
          </table:table-cell>
          <table:table-cell table:formula="of:=COM.MICROSOFT.CONCAT(&quot;'&quot;;[.F29];&quot;',&quot;)" office:value-type="string" office:string-value="'Sergipe'," calcext:value-type="string">
            <text:p>'Sergipe',</text:p>
          </table:table-cell>
          <table:table-cell office:value-type="string" calcext:value-type="string">
            <text:p>SE</text:p>
          </table:table-cell>
          <table:table-cell table:formula="of:=COM.MICROSOFT.CONCAT(&quot;'&quot;;[.H29];&quot;',&quot;)" office:value-type="string" office:string-value="'SE'," calcext:value-type="string">
            <text:p>'SE',</text:p>
          </table:table-cell>
          <table:table-cell/>
          <table:table-cell table:formula="of:=COM.MICROSOFT.CONCAT(&quot;{ name: &quot;;[.G29];&quot; acronym: &quot;;[.I29];&quot;},&quot;)" office:value-type="string" office:string-value="{ name: 'Sergipe', acronym: 'SE',}," calcext:value-type="string">
            <text:p>{ name: 'Sergipe', acronym: 'SE',},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cantins</text:p>
          </table:table-cell>
          <table:table-cell table:formula="of:=COM.MICROSOFT.CONCAT(&quot;'&quot;;[.F30];&quot;',&quot;)" office:value-type="string" office:string-value="'Tocantins'," calcext:value-type="string">
            <text:p>'Tocantins',</text:p>
          </table:table-cell>
          <table:table-cell office:value-type="string" calcext:value-type="string">
            <text:p>TO</text:p>
          </table:table-cell>
          <table:table-cell table:formula="of:=COM.MICROSOFT.CONCAT(&quot;'&quot;;[.H30];&quot;',&quot;)" office:value-type="string" office:string-value="'TO'," calcext:value-type="string">
            <text:p>'TO',</text:p>
          </table:table-cell>
          <table:table-cell/>
          <table:table-cell table:formula="of:=COM.MICROSOFT.CONCAT(&quot;{ name: &quot;;[.G30];&quot; acronym: &quot;;[.I30];&quot;},&quot;)" office:value-type="string" office:string-value="{ name: 'Tocantins', acronym: 'TO',}," calcext:value-type="string">
            <text:p>{ name: 'Tocantins', acronym: 'TO',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8:57:15.166487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7:39:06.317160058</meta:creation-date>
    <dc:date>2021-04-15T18:59:56.334024144</dc:date>
    <meta:editing-duration>PT40M20S</meta:editing-duration>
    <meta:editing-cycles>3</meta:editing-cycles>
    <meta:generator>LibreOffice/6.4.6.2$Linux_X86_64 LibreOffice_project/40$Build-2</meta:generator>
    <meta:document-statistic meta:table-count="1" meta:cell-count="138" meta:object-count="0"/>
  </office:meta>
</office:document-meta>
</file>